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5042in" table:align="left"/>
    </style:style>
    <style:style style:name="Table1.A" style:family="table-column">
      <style:table-column-properties style:column-width="1.9049in"/>
    </style:style>
    <style:style style:name="Table1.B" style:family="table-column">
      <style:table-column-properties style:column-width="3.5993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T1" style:family="text">
      <style:text-properties style:text-position="33% 80%"/>
    </style:style>
    <style:style style:name="T2" style:family="text"/>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Great! Below is <text:span text:style-name="Strong_20_Emphasis">Article XIV – Path to Adoption and Democratic Implementation</text:span>, rewritten in the formal style of a constitutional draft. It includes a <text:span text:style-name="Strong_20_Emphasis">preamble paragraph</text:span>, numbered <text:span text:style-name="Strong_20_Emphasis">sections and clauses</text:span>, and <text:span text:style-name="Strong_20_Emphasis">citation footnotes</text:span> referencing key models and precedents.</text:p>
      <text:p text:style-name="Horizontal_20_Line"/>
      <text:h text:style-name="Heading_20_2" text:outline-level="2"><text:span text:style-name="Strong_20_Emphasis">Article XIV – Path to Adoption and Democratic Implementation</text:span></text:h>
      <text:h text:style-name="Heading_20_3" text:outline-level="3"><text:span text:style-name="Strong_20_Emphasis">Preamble</text:span></text:h>
      <text:p text:style-name="Text_20_body">Recognizing that the legitimacy and viability of any global constitutional order depend not on coercion but on consent, transparency, and democratic participation, this Article establishes a stepwise, inclusive path toward adoption of the Earth Compact. It honors the precedent of international institutions formed outside the existing United Nations system, the democratic aspirations of peoples and states, and the evolving norms of participatory governance.</text:p>
      <text:p text:style-name="Horizontal_20_Line"/>
      <text:h text:style-name="Heading_20_3" text:outline-level="3"><text:span text:style-name="Strong_20_Emphasis">Section 1. Foundational Charter and Pilot Federations</text:span></text:h>
      <text:p text:style-name="Text_20_body"><text:span text:style-name="Strong_20_Emphasis">Clause 1.1</text:span><text:line-break/>A coalition of willing, democratic nations may convene to establish a <text:span text:style-name="Emphasis">Foundational Charter</text:span>—a treaty-based framework initiating a pilot federation consistent with the Earth Compact’s values.</text:p>
      <text:p text:style-name="Text_20_body"><text:span text:style-name="Strong_20_Emphasis">Clause 1.2</text:span><text:line-break/>Said Charter shall operate independently of existing multilateral bodies, akin to the establishment of the World Health Organization, the International Labour Organization under the Montreux Declaration, and the International Criminal Court through the Rome Statute<text:bookmark text:name="user-content-fnref-1"/><text:a xlink:type="simple" xlink:href="#user-content-fn-1" text:style-name="Internet_20_link" text:visited-style-name="Visited_20_Internet_20_Link"><text:span text:style-name="T1">1</text:span></text:a>.</text:p>
      <text:p text:style-name="Text_20_body"><text:span text:style-name="Strong_20_Emphasis">Clause 1.3</text:span><text:line-break/>This pilot federation shall serve as a living demonstration of constitutional efficiency, ethical governance, and participatory legitimacy.</text:p>
      <text:p text:style-name="Horizontal_20_Line"/>
      <text:h text:style-name="Heading_20_3" text:outline-level="3"><text:span text:style-name="Strong_20_Emphasis">Section 2. UN Integration and Parliamentary Assembly</text:span></text:h>
      <text:p text:style-name="Text_20_body"><text:span text:style-name="Strong_20_Emphasis">Clause 2.1</text:span><text:line-break/>Signatories shall promote the creation of a <text:span text:style-name="Emphasis">United Nations Parliamentary Assembly (UNPA)</text:span> under Article 22 of the UN Charter<text:bookmark text:name="user-content-fnref-2"/><text:a xlink:type="simple" xlink:href="#user-content-fn-2" text:style-name="Internet_20_link" text:visited-style-name="Visited_20_Internet_20_Link"><text:span text:style-name="T1">2</text:span></text:a>, to function as a democratic auxiliary to the General Assembly.</text:p>
      <text:p text:style-name="Text_20_body"><text:span text:style-name="Strong_20_Emphasis">Clause 2.2</text:span><text:line-break/>The UNPA shall progressively evolve toward bicameral global legislative functions and may serve as a bridge institution to full adoption of the Compact.</text:p>
      <text:p text:style-name="Horizontal_20_Line"/>
      <text:h text:style-name="Heading_20_3" text:outline-level="3"><text:soft-page-break/><text:span text:style-name="Strong_20_Emphasis">Section 3. Financial and Technical Incentives</text:span></text:h>
      <text:p text:style-name="Text_20_body"><text:span text:style-name="Strong_20_Emphasis">Clause 3.1</text:span><text:line-break/>Multilateral donors, philanthropic organizations, and regional bodies shall provide technical assistance, development funding, and institutional capacity support to developing nations opting into the Compact.</text:p>
      <text:p text:style-name="Text_20_body"><text:span text:style-name="Strong_20_Emphasis">Clause 3.2</text:span><text:line-break/>Such instruments shall draw from the models of the GAVI Advance Market Commitment, the Global Health Innovative Technology (GHIT) Fund, and the Green Climate Fund<text:bookmark text:name="user-content-fnref-3"/><text:a xlink:type="simple" xlink:href="#user-content-fn-3" text:style-name="Internet_20_link" text:visited-style-name="Visited_20_Internet_20_Link"><text:span text:style-name="T1">3</text:span></text:a>.</text:p>
      <text:p text:style-name="Text_20_body"><text:span text:style-name="Strong_20_Emphasis">Clause 3.3</text:span><text:line-break/>Access to global resources dividends, concessional finance, and trade privileges may be conditioned on transparency, fiscal reform, and citizen participation, following examples like the Seville Commitment for sustainable finance<text:bookmark text:name="user-content-fnref-4"/><text:a xlink:type="simple" xlink:href="#user-content-fn-4" text:style-name="Internet_20_link" text:visited-style-name="Visited_20_Internet_20_Link"><text:span text:style-name="T1">4</text:span></text:a>.</text:p>
      <text:p text:style-name="Horizontal_20_Line"/>
      <text:h text:style-name="Heading_20_3" text:outline-level="3"><text:span text:style-name="Strong_20_Emphasis">Section 4. Citizen Participation and Participatory Drafting</text:span></text:h>
      <text:p text:style-name="Text_20_body"><text:span text:style-name="Strong_20_Emphasis">Clause 4.1</text:span><text:line-break/>Global citizens, academics, civil society, and diaspora communities shall be invited to co-draft treaty language, propose amendments, and participate in online deliberative processes.</text:p>
      <text:p text:style-name="Text_20_body"><text:span text:style-name="Strong_20_Emphasis">Clause 4.2</text:span><text:line-break/>This process shall draw on examples such as the crowdsourced constitution of Mexico City and Iceland’s constitutional assembly<text:bookmark text:name="user-content-fnref-5"/><text:a xlink:type="simple" xlink:href="#user-content-fn-5" text:style-name="Internet_20_link" text:visited-style-name="Visited_20_Internet_20_Link"><text:span text:style-name="T1">5</text:span></text:a>.</text:p>
      <text:p text:style-name="Horizontal_20_Line"/>
      <text:h text:style-name="Heading_20_3" text:outline-level="3"><text:span text:style-name="Strong_20_Emphasis">Section 5. Hybrid Convention of Citizens and Delegates</text:span></text:h>
      <text:p text:style-name="Text_20_body"><text:span text:style-name="Strong_20_Emphasis">Clause 5.1</text:span><text:line-break/>A <text:span text:style-name="Emphasis">Global Constitutional Convention</text:span> shall be convened, composed of both national representatives and randomly selected citizen delegates.</text:p>
      <text:p text:style-name="Text_20_body"><text:span text:style-name="Strong_20_Emphasis">Clause 5.2</text:span><text:line-break/>The model shall follow successful precedents from Ireland, Mongolia, and Chile’s constitutional assemblies, as well as experimental digital deliberation forums<text:bookmark text:name="user-content-fnref-6"/><text:a xlink:type="simple" xlink:href="#user-content-fn-6" text:style-name="Internet_20_link" text:visited-style-name="Visited_20_Internet_20_Link"><text:span text:style-name="T1">6</text:span></text:a>.</text:p>
      <text:p text:style-name="Horizontal_20_Line"/>
      <text:h text:style-name="Heading_20_3" text:outline-level="3"><text:span text:style-name="Strong_20_Emphasis">Section 6. Layered Ratification Mechanism</text:span></text:h>
      <text:p text:style-name="Text_20_body"><text:span text:style-name="Strong_20_Emphasis">Clause 6.1</text:span><text:line-break/>Ratification may proceed via two parallel tracks:</text:p>
      <text:list xml:id="list857586544" text:style-name="L1">
        <text:list-item>
          <text:p text:style-name="P1">(a) Legislative ratification by national parliaments;</text:p>
        </text:list-item>
        <text:list-item>
          <text:p text:style-name="P1">(b) Popular referenda or citizen elections to a <text:span text:style-name="Emphasis">Provisional Global Assembly</text:span> where governments are unwilling or non-responsive<text:bookmark text:name="user-content-fnref-7"/><text:a xlink:type="simple" xlink:href="#user-content-fn-7" text:style-name="Internet_20_link" text:visited-style-name="Visited_20_Internet_20_Link"><text:span text:style-name="T1">7</text:span></text:a>.</text:p>
        </text:list-item>
      </text:list>
      <text:p text:style-name="Text_20_body"><text:soft-page-break/><text:span text:style-name="Strong_20_Emphasis">Clause 6.2</text:span><text:line-break/>This Commission shall maintain procedural neutrality and public transparency in its certification process.</text:p>
      <text:p text:style-name="Horizontal_20_Line"/>
      <text:h text:style-name="Heading_20_3" text:outline-level="3"><text:span text:style-name="Strong_20_Emphasis">Section 7. Citizen Juries and Public Deliberation</text:span></text:h>
      <text:p text:style-name="Text_20_body"><text:span text:style-name="Strong_20_Emphasis">Clause 7.1</text:span><text:line-break/>Randomly selected, demographically representative <text:span text:style-name="Emphasis">Citizen Juries</text:span> shall deliberate key constitutional provisions, publishing advisory findings alongside official treaty negotiations.</text:p>
      <text:p text:style-name="Text_20_body"><text:span text:style-name="Strong_20_Emphasis">Clause 7.2</text:span><text:line-break/>Their recommendations shall hold persuasive—not binding—authority, reinforcing democratic legitimacy.</text:p>
      <text:p text:style-name="Horizontal_20_Line"/>
      <text:h text:style-name="Heading_20_3" text:outline-level="3"><text:span text:style-name="Strong_20_Emphasis">Section 8. Early Adopter Status and Benefits</text:span></text:h>
      <text:p text:style-name="Text_20_body"><text:span text:style-name="Strong_20_Emphasis">Clause 8.1</text:span><text:line-break/>Participating nations shall be recognized as <text:span text:style-name="Emphasis">Compact Partners</text:span>, receiving symbolic international distinction and priority access to:</text:p>
      <text:list xml:id="list2776008089" text:style-name="L2">
        <text:list-item>
          <text:p text:style-name="P2">(a) Global innovation and research grants;</text:p>
        </text:list-item>
        <text:list-item>
          <text:p text:style-name="P2">(b) Sustainable finance and climate adaptation funds;</text:p>
        </text:list-item>
        <text:list-item>
          <text:p text:style-name="P2">(c) Technology transfer partnerships;</text:p>
        </text:list-item>
        <text:list-item>
          <text:p text:style-name="P2">(d) Evaluation for preferential trade frameworks based on shared ethical and transparency standards<text:bookmark text:name="user-content-fnref-8"/><text:a xlink:type="simple" xlink:href="#user-content-fn-8" text:style-name="Internet_20_link" text:visited-style-name="Visited_20_Internet_20_Link"><text:span text:style-name="T1">8</text:span></text:a>.</text:p>
        </text:list-item>
      </text:list>
      <text:p text:style-name="Horizontal_20_Line"/>
      <text:h text:style-name="Heading_20_3" text:outline-level="3"><text:span text:style-name="Strong_20_Emphasis">Section 9. Evaluation, Transparency, and Scaling</text:span></text:h>
      <text:p text:style-name="Text_20_body"><text:span text:style-name="Strong_20_Emphasis">Clause 9.1</text:span><text:line-break/>Pilot federations and transitional governance bodies shall publish annual performance reports addressing:</text:p>
      <text:list xml:id="list2884395064" text:style-name="L3">
        <text:list-item>
          <text:p text:style-name="P3">(a) Electoral legitimacy,</text:p>
        </text:list-item>
        <text:list-item>
          <text:p text:style-name="P3">(b) Fiscal transparency,</text:p>
        </text:list-item>
        <text:list-item>
          <text:p text:style-name="P3">(c) Citizen participation rates,</text:p>
        </text:list-item>
        <text:list-item>
          <text:p text:style-name="P3">(d) Anti-corruption and oversight metrics.</text:p>
        </text:list-item>
      </text:list>
      <text:p text:style-name="Text_20_body"><text:span text:style-name="Strong_20_Emphasis">Clause 9.2</text:span><text:line-break/>Expansion to adjacent regions or economic partners shall be encouraged based on demonstrated adherence to Compact values.</text:p>
      <text:p text:style-name="Horizontal_20_Line"><text:soft-page-break/></text:p>
      <text:h text:style-name="Heading_20_3" text:outline-level="3"><text:span text:style-name="Strong_20_Emphasis">Section 10. Moral and Diplomatic Mobilization</text:span></text:h>
      <text:p text:style-name="Text_20_body"><text:span text:style-name="Strong_20_Emphasis">Clause 10.1</text:span><text:line-break/>Global civil society networks, religious organizations, student unions, and transnational advocacy movements shall be recognized as essential moral agents in urging states to join.</text:p>
      <text:p text:style-name="Text_20_body"><text:span text:style-name="Strong_20_Emphasis">Clause 10.2</text:span><text:line-break/>Inspired by the successes of international abolitionist, climate, and justice movements, these networks shall apply sustained diplomatic and cultural pressure in favor of universal adoption<text:bookmark text:name="user-content-fnref-9"/><text:a xlink:type="simple" xlink:href="#user-content-fn-9" text:style-name="Internet_20_link" text:visited-style-name="Visited_20_Internet_20_Link"><text:span text:style-name="T1">9</text:span></text:a>.</text:p>
      <text:p text:style-name="Horizontal_20_Line"/>
      <text:h text:style-name="Heading_20_2" text:outline-level="2"><text:span text:style-name="Strong_20_Emphasis">🧭 Explanatory Table: Why This Path Works</text:span></text:h>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Mechanism</text:span></text:p>
            </table:table-cell>
            <table:table-cell table:style-name="Table1.A1" office:value-type="string">
              <text:p text:style-name="Table_20_Heading"><text:span text:style-name="Strong_20_Emphasis">Purpose</text:span></text:p>
            </table:table-cell>
          </table:table-row>
        </table:table-header-rows>
        <table:table-row>
          <table:table-cell table:style-name="Table1.A1" office:value-type="string">
            <text:p text:style-name="Table_20_Contents">Pilot federations &amp; UNPA</text:p>
          </table:table-cell>
          <table:table-cell table:style-name="Table1.A1" office:value-type="string">
            <text:p text:style-name="Table_20_Contents">Proof-of-concept within and beyond current systems</text:p>
          </table:table-cell>
        </table:table-row>
        <table:table-row>
          <table:table-cell table:style-name="Table1.A1" office:value-type="string">
            <text:p text:style-name="Table_20_Contents">Financial &amp; tech incentives</text:p>
          </table:table-cell>
          <table:table-cell table:style-name="Table1.A1" office:value-type="string">
            <text:p text:style-name="Table_20_Contents">Tangible benefits for early adopters</text:p>
          </table:table-cell>
        </table:table-row>
        <table:table-row>
          <table:table-cell table:style-name="Table1.A1" office:value-type="string">
            <text:p text:style-name="Table_20_Contents">Participatory drafting</text:p>
          </table:table-cell>
          <table:table-cell table:style-name="Table1.A1" office:value-type="string">
            <text:p text:style-name="Table_20_Contents">Legitimacy, inclusivity, and co-ownership</text:p>
          </table:table-cell>
        </table:table-row>
        <table:table-row>
          <table:table-cell table:style-name="Table1.A1" office:value-type="string">
            <text:p text:style-name="Table_20_Contents">Early adopter prestige</text:p>
          </table:table-cell>
          <table:table-cell table:style-name="Table1.A1" office:value-type="string">
            <text:p text:style-name="Table_20_Contents">Soft power and non-coercive alignment</text:p>
          </table:table-cell>
        </table:table-row>
        <table:table-row>
          <table:table-cell table:style-name="Table1.A1" office:value-type="string">
            <text:p text:style-name="Table_20_Contents">Layered ratification</text:p>
          </table:table-cell>
          <table:table-cell table:style-name="Table1.A1" office:value-type="string">
            <text:p text:style-name="Table_20_Contents">Democratic entry, even in resistant political climates</text:p>
          </table:table-cell>
        </table:table-row>
        <table:table-row>
          <table:table-cell table:style-name="Table1.A1" office:value-type="string">
            <text:p text:style-name="Table_20_Contents">Citizen juries</text:p>
          </table:table-cell>
          <table:table-cell table:style-name="Table1.A1" office:value-type="string">
            <text:p text:style-name="Table_20_Contents">Epistemic legitimacy and procedural fairness</text:p>
          </table:table-cell>
        </table:table-row>
        <table:table-row>
          <table:table-cell table:style-name="Table1.A1" office:value-type="string">
            <text:p text:style-name="Table_20_Contents">Moral pressure</text:p>
          </table:table-cell>
          <table:table-cell table:style-name="Table1.A1" office:value-type="string">
            <text:p text:style-name="Table_20_Contents">Public demand and norm-setting</text:p>
          </table:table-cell>
        </table:table-row>
      </table:table>
      <text:p text:style-name="Horizontal_20_Line"/>
      <text:h text:style-name="Heading_20_2" text:outline-level="2"><text:span text:style-name="Strong_20_Emphasis">References</text:span></text:h>
      <text:p text:style-name="Horizontal_20_Line"/>
      <text:p text:style-name="Text_20_body">Would you like this exported as a <text:span text:style-name="Strong_20_Emphasis">PDF</text:span>, <text:span text:style-name="Strong_20_Emphasis">Markdown</text:span>, or <text:span text:style-name="Strong_20_Emphasis">Word document</text:span> format? Or shall we proceed with drafting <text:span text:style-name="Strong_20_Emphasis">Article XV</text:span> or a <text:span text:style-name="Strong_20_Emphasis">Preamble</text:span> to the entire Constitution?</text:p>
      <text:h text:style-name="Heading_20_2" text:outline-level="2"><text:bookmark text:name="footnote-label"/>Footnotes</text:h>
      <text:list xml:id="list2219112411" text:style-name="L4">
        <text:list-item>
          <text:p text:style-name="P4"><text:bookmark text:name="user-content-fn-1"/>WHO formation history: <text:a xlink:type="simple" xlink:href="https://en.wikipedia.org/wiki/History_of_the_World_Health_Organization" text:style-name="Internet_20_link" text:visited-style-name="Visited_20_Internet_20_Link">https://en.wikipedia.org/wiki/History_of_the_World_Health_Organization</text:a><text:line-break/>ILO Montreux: <text:a xlink:type="simple" xlink:href="https://en.wikipedia.org/wiki/International_Labour_Organization" text:style-name="Internet_20_link" text:visited-style-name="Visited_20_Internet_20_Link">https://en.wikipedia.org/wiki/International_Labour_Organization</text:a><text:line-break/>Rome Statute / ICC: <text:a xlink:type="simple" xlink:href="https://en.wikipedia.org/wiki/Rome_Statute_of_the_International_Criminal_Court" text:style-name="Internet_20_link" text:visited-style-name="Visited_20_Internet_20_Link">https://en.wikipedia.org/wiki/Rome_Statute_of_the_International_Criminal_Court</text:a> <text:a xlink:type="simple" xlink:href="#user-content-fnref-1" text:style-name="Internet_20_link" text:visited-style-name="Visited_20_Internet_20_Link">↩</text:a></text:p>
        </text:list-item>
        <text:list-item>
          <text:p text:style-name="P4"><text:bookmark text:name="user-content-fn-2"/>UN Parliamentary Assembly initiative: <text:a xlink:type="simple" xlink:href="https://en.wikipedia.org/wiki/United_Nations_Parliamentary_Assembly" text:style-name="Internet_20_link" text:visited-style-name="Visited_20_Internet_20_Link">https://en.wikipedia.org/wiki/United_Nations_Parliamentary_Assembly</text:a> <text:a xlink:type="simple" xlink:href="#user-content-fnref-2" text:style-name="Internet_20_link" text:visited-style-name="Visited_20_Internet_20_Link">↩</text:a></text:p>
        </text:list-item>
        <text:list-item>
          <text:p text:style-name="P4"><text:bookmark text:name="user-content-fn-3"/>GAVI AMC: <text:a xlink:type="simple" xlink:href="https://www.gavi.org/investing-gavi/innovative-financing/advance-market-commitment" text:style-name="Internet_20_link" text:visited-style-name="Visited_20_Internet_20_Link">https://www.gavi.org/investing-gavi/innovative-financing/advance-market-commitment</text:a><text:line-break/>GHIT Fund: <text:a xlink:type="simple" xlink:href="https://www.ghitfund.org/" text:style-name="Internet_20_link" text:visited-style-name="Visited_20_Internet_20_Link">https://www.ghitfund.org/</text:a> <text:a xlink:type="simple" xlink:href="#user-content-fnref-3" text:style-name="Internet_20_link" text:visited-style-name="Visited_20_Internet_20_Link">↩</text:a></text:p>
        </text:list-item>
        <text:list-item>
          <text:p text:style-name="P4"><text:bookmark text:name="user-content-fn-4"/><text:soft-page-break/>Seville Commitment: <text:a xlink:type="simple" xlink:href="https://www.reuters.com/sustainability/seville-finance-summit" text:style-name="Internet_20_link" text:visited-style-name="Visited_20_Internet_20_Link">https://www.reuters.com/sustainability/seville-finance-summit</text:a> <text:a xlink:type="simple" xlink:href="#user-content-fnref-4" text:style-name="Internet_20_link" text:visited-style-name="Visited_20_Internet_20_Link">↩</text:a></text:p>
        </text:list-item>
        <text:list-item>
          <text:p text:style-name="P4"><text:bookmark text:name="user-content-fn-5"/>Mexico City Constitution: <text:a xlink:type="simple" xlink:href="https://www.gmfus.org/news/mexico-citys-new-constitution" text:style-name="Internet_20_link" text:visited-style-name="Visited_20_Internet_20_Link">https://www.gmfus.org/news/mexico-citys-new-constitution</text:a><text:line-break/>Iceland Constitution: <text:a xlink:type="simple" xlink:href="https://en.wikipedia.org/wiki/Constitution_of_Iceland" text:style-name="Internet_20_link" text:visited-style-name="Visited_20_Internet_20_Link">https://en.wikipedia.org/wiki/Constitution_of_Iceland</text:a> <text:a xlink:type="simple" xlink:href="#user-content-fnref-5" text:style-name="Internet_20_link" text:visited-style-name="Visited_20_Internet_20_Link">↩</text:a></text:p>
        </text:list-item>
        <text:list-item>
          <text:p text:style-name="P4"><text:bookmark text:name="user-content-fn-6"/>Ireland’s Citizens’ Assembly: <text:a xlink:type="simple" xlink:href="https://citizensassembly.ie/" text:style-name="Internet_20_link" text:visited-style-name="Visited_20_Internet_20_Link">https://citizensassembly.ie/</text:a><text:line-break/>Chile &amp; Mongolia examples: <text:a xlink:type="simple" xlink:href="https://constitutionnet.org/" text:style-name="Internet_20_link" text:visited-style-name="Visited_20_Internet_20_Link">https://constitutionnet.org</text:a> <text:a xlink:type="simple" xlink:href="#user-content-fnref-6" text:style-name="Internet_20_link" text:visited-style-name="Visited_20_Internet_20_Link">↩</text:a></text:p>
        </text:list-item>
        <text:list-item>
          <text:p text:style-name="P4"><text:bookmark text:name="user-content-fn-7"/>Earth Constitution Movement and Provisional Assemblies: <text:a xlink:type="simple" xlink:href="https://www.worldparliament-gov.org/" text:style-name="Internet_20_link" text:visited-style-name="Visited_20_Internet_20_Link">https://www.worldparliament-gov.org</text:a> <text:a xlink:type="simple" xlink:href="#user-content-fnref-7" text:style-name="Internet_20_link" text:visited-style-name="Visited_20_Internet_20_Link">↩</text:a></text:p>
        </text:list-item>
        <text:list-item>
          <text:p text:style-name="P4"><text:bookmark text:name="user-content-fn-8"/>Preferential Trade and SDG-based evaluation: <text:a xlink:type="simple" xlink:href="https://unctad.org/topic/trade-development" text:style-name="Internet_20_link" text:visited-style-name="Visited_20_Internet_20_Link">https://unctad.org/topic/trade-development</text:a> <text:a xlink:type="simple" xlink:href="#user-content-fnref-8" text:style-name="Internet_20_link" text:visited-style-name="Visited_20_Internet_20_Link">↩</text:a></text:p>
        </text:list-item>
        <text:list-item>
          <text:p text:style-name="P4"><text:bookmark text:name="user-content-fn-9"/>Youth-led movements like Fridays for Future and Avaaz: <text:a xlink:type="simple" xlink:href="https://fridaysforfuture.org/" text:style-name="Internet_20_link" text:visited-style-name="Visited_20_Internet_20_Link">https://fridaysforfuture.org/</text:a> | <text:a xlink:type="simple" xlink:href="https://www.avaaz.org/" text:style-name="Internet_20_link" text:visited-style-name="Visited_20_Internet_20_Link">https://www.avaaz.org</text:a> <text:a xlink:type="simple" xlink:href="#user-content-fnref-9" text:style-name="Internet_20_link" text:visited-style-name="Visited_20_Internet_20_Link">↩</text:a></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7-31T17:53:05.078944281</meta:creation-date>
    <dc:date>2025-07-31T17:53:20.728568149</dc:date>
    <dc:creator>Peter Glen</dc:creator>
    <meta:editing-duration>PT17S</meta:editing-duration>
    <meta:editing-cycles>1</meta:editing-cycles>
    <meta:document-statistic meta:table-count="1" meta:image-count="0" meta:object-count="0" meta:page-count="5" meta:paragraph-count="74" meta:word-count="902" meta:character-count="7217" meta:non-whitespace-character-count="6409"/>
    <meta:generator>LibreOffice/7.3.7.2$Linux_X86_64 LibreOffice_project/30$Build-2</meta:generator>
  </office:meta>
</office:document-meta>
</file>